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29209B77D1E5B5C09E5.png" manifest:media-type="image/png"/>
  <manifest:file-entry manifest:full-path="Pictures/1000000100000376000001A7C2F9517C58678E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17.233cm" svg:height="9.539cm" draw:z-index="0"><draw:image xlink:href="Pictures/1000000100000376000001A7C2F9517C58678E32.png" xlink:type="simple" xlink:show="embed" xlink:actuate="onLoad" draw:mime-type="image/png"/></draw:frame><draw:frame draw:style-name="fr1" draw:name="Image2" text:anchor-type="char" svg:x="-0.362cm" svg:y="10.135cm" svg:width="17.72cm" svg:height="14.871cm" draw:z-index="1"><draw:image xlink:href="Pictures/10000001000003000000029209B77D1E5B5C09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2:23:20.738424180</meta:creation-date>
    <dc:date>2023-10-22T12:25:18.229031076</dc:date>
    <meta:editing-duration>PT1M5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